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weight="bold" officeooo:rsid="000deed4" officeooo:paragraph-rsid="000deed4" style:font-weight-asian="bold" style:font-weight-complex="bold"/>
    </style:style>
    <style:style style:name="P2" style:family="paragraph" style:parent-style-name="Standard">
      <style:text-properties fo:font-weight="normal" officeooo:rsid="000deed4" officeooo:paragraph-rsid="000deed4" style:font-weight-asian="normal" style:font-weight-complex="normal"/>
    </style:style>
    <style:style style:name="P3" style:family="paragraph" style:parent-style-name="Standard">
      <style:text-properties officeooo:paragraph-rsid="000deed4"/>
    </style:style>
    <style:style style:name="P4" style:family="paragraph" style:parent-style-name="Standard">
      <style:text-properties fo:font-style="italic" officeooo:rsid="0012afc6" officeooo:paragraph-rsid="00132afc" style:font-style-asian="italic" style:font-style-complex="italic"/>
    </style:style>
    <style:style style:name="P5" style:family="paragraph" style:parent-style-name="Standard">
      <style:text-properties fo:font-style="italic" fo:font-weight="bold" officeooo:rsid="0017a519" officeooo:paragraph-rsid="0017a519" style:font-style-asian="italic" style:font-weight-asian="bold" style:font-style-complex="italic" style:font-weight-complex="bold"/>
    </style:style>
    <style:style style:name="P6" style:family="paragraph" style:parent-style-name="Standard">
      <style:text-properties fo:font-style="normal" officeooo:rsid="00148155" officeooo:paragraph-rsid="00132afc" style:font-style-asian="normal" style:font-style-complex="normal"/>
    </style:style>
    <style:style style:name="P7" style:family="paragraph" style:parent-style-name="Standard">
      <style:text-properties fo:font-style="normal" fo:font-weight="bold" officeooo:rsid="0017a519" officeooo:paragraph-rsid="0017a519" style:font-style-asian="normal" style:font-weight-asian="bold" style:font-style-complex="normal" style:font-weight-complex="bold"/>
    </style:style>
    <style:style style:name="P8" style:family="paragraph" style:parent-style-name="Standard">
      <style:text-properties fo:font-style="normal" fo:font-weight="normal" officeooo:rsid="001cce80" officeooo:paragraph-rsid="001cce80" style:font-style-asian="normal" style:font-weight-asian="normal" style:font-style-complex="normal" style:font-weight-complex="normal"/>
    </style:style>
    <style:style style:name="P9" style:family="paragraph" style:parent-style-name="Standard">
      <style:text-properties fo:font-style="normal" fo:font-weight="normal" officeooo:rsid="001e1066" officeooo:paragraph-rsid="001e1066" style:font-style-asian="normal" style:font-weight-asian="normal" style:font-style-complex="normal" style:font-weight-complex="normal"/>
    </style:style>
    <style:style style:name="P10" style:family="paragraph" style:parent-style-name="Standard">
      <style:text-properties fo:font-style="normal" fo:font-weight="normal" officeooo:rsid="002b13f1" officeooo:paragraph-rsid="002b13f1" style:font-style-asian="normal" style:font-weight-asian="normal" style:font-style-complex="normal" style:font-weight-complex="normal"/>
    </style:style>
    <style:style style:name="T1" style:family="text">
      <style:text-properties fo:font-weight="normal" officeooo:rsid="000deed4" style:font-weight-asian="normal" style:font-weight-complex="normal"/>
    </style:style>
    <style:style style:name="T2" style:family="text">
      <style:text-properties fo:font-style="italic" style:font-style-asian="italic" style:font-style-complex="italic"/>
    </style:style>
    <style:style style:name="T3" style:family="text">
      <style:text-properties fo:font-style="italic" fo:font-weight="normal" officeooo:rsid="000deed4" style:font-style-asian="italic" style:font-weight-asian="normal" style:font-style-complex="italic" style:font-weight-complex="normal"/>
    </style:style>
    <style:style style:name="T4" style:family="text">
      <style:text-properties fo:font-style="italic" fo:font-weight="normal" officeooo:rsid="000f1ca6" style:font-style-asian="italic" style:font-weight-asian="normal" style:font-style-complex="italic" style:font-weight-complex="normal"/>
    </style:style>
    <style:style style:name="T5" style:family="text">
      <style:text-properties fo:font-style="italic" fo:font-weight="normal" officeooo:rsid="0012afc6" style:font-style-asian="italic" style:font-weight-asian="normal" style:font-style-complex="italic" style:font-weight-complex="normal"/>
    </style:style>
    <style:style style:name="T6" style:family="text">
      <style:text-properties officeooo:rsid="000f4dca"/>
    </style:style>
    <style:style style:name="T7" style:family="text">
      <style:text-properties fo:font-style="normal" style:font-style-asian="normal" style:font-style-complex="normal"/>
    </style:style>
    <style:style style:name="T8" style:family="text">
      <style:text-properties fo:font-style="normal" officeooo:rsid="00132afc" style:font-style-asian="normal" style:font-style-complex="normal"/>
    </style:style>
    <style:style style:name="T9" style:family="text">
      <style:text-properties fo:font-style="normal" officeooo:rsid="00148155" style:font-style-asian="normal" style:font-style-complex="normal"/>
    </style:style>
    <style:style style:name="T10" style:family="text">
      <style:text-properties fo:font-style="normal" officeooo:rsid="00161cfe" style:font-style-asian="normal" style:font-style-complex="normal"/>
    </style:style>
    <style:style style:name="T11" style:family="text">
      <style:text-properties fo:font-style="normal" officeooo:rsid="00198a96" style:font-style-asian="normal" style:font-style-complex="normal"/>
    </style:style>
    <style:style style:name="T12" style:family="text">
      <style:text-properties officeooo:rsid="001e1066"/>
    </style:style>
    <style:style style:name="T13" style:family="text">
      <style:text-properties officeooo:rsid="001f617e"/>
    </style:style>
    <style:style style:name="T14" style:family="text">
      <style:text-properties officeooo:rsid="0031484e"/>
    </style:style>
    <style:style style:name="T15" style:family="text">
      <style:text-properties officeooo:rsid="004608a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4">Title: </text:span>Reservoir computing with physical limits</text:p>
      <text:p text:style-name="P1"/>
      <text:p text:style-name="P2"><text:span text:style-name="T2">Key words</text:span>: reservoir computing, <text:s/><text:span text:style-name="T6">unconventional computing, artificial life, biological neural networks, echo state networks</text:span></text:p>
      <text:p text:style-name="P2"/>
      <text:p text:style-name="P3"><text:span text:style-name="T5">Old o</text:span><text:span text:style-name="T3">ne-liner</text:span><text:span text:style-name="T1">: I</text:span>s it possible to use physical substrates, such as electroneurological cell networks, in place of artificial neural networks?</text:p>
      <text:p text:style-name="P3"/>
      <text:p text:style-name="P4">Second attempt at one-liner: <text:span text:style-name="T7">While artificial neural models show remarkable promise for time series forecasting, </text:span><text:span text:style-name="T8">it is still uncertain how </text:span><text:span text:style-name="T10">performance</text:span><text:span text:style-name="T8"> will translate to more unconventional</text:span><text:span text:style-name="T9"> </text:span><text:span text:style-name="T11">computational </text:span><text:span text:style-name="T8">mediums. In this paper, we </text:span><text:span text:style-name="T9">examine </text:span><text:span text:style-name="T8">the </text:span><text:span text:style-name="T9">impact of common physical limitations: noise, inaccurate measurement equipment, partly observable states, and the degree of rigidity of the reservoir.</text:span></text:p>
      <text:p text:style-name="P6"/>
      <text:p text:style-name="P5"><text:span text:style-name="T9">A</text:span><text:span text:style-name="T7">bstract</text:span></text:p>
      <text:p text:style-name="P7"/>
      <text:p text:style-name="P8">The introduction of Echo State Networks (ESN) and Liquid State Machines (LSM) paved the way for the Reservoir Computing paradigm of computing with artificial recurrent neural networks (RNN). Key to this methodology is a randomly generated <text:span text:style-name="T2">reservoir, </text:span>most commonly an RNN <text:span text:style-name="T12">that</text:span> remains untrained, and a linear <text:span text:style-name="T2">readout</text:span> layer that is optimized to produce some desired function. <text:span text:style-name="T15">Training recurrent neural networks is hard, making reservoir computing, with its random recurrent topology, a promising area of research.</text:span></text:p>
      <text:p text:style-name="P8"/>
      <text:p text:style-name="P9">Interestingly, there is no need for the reservoir to be an artificial neural network; any physical computing substrate exhibiting complex dynamics capable of intrinsic computation <text:span text:style-name="T13">can be used. A wide range of physical reservoirs have shown to provide better performance than previous methods, ranging from optical laser circuits and nanomagnetic assemblies to wetware biological neurons.</text:span></text:p>
      <text:p text:style-name="P9"/>
      <text:p text:style-name="P10">How physical limitations of such reservoirs affect performance remains an open question. <text:span text:style-name="T14">In this paper we examine the impact of common limitations. How does the accuracy of our measuring instruments affect the quality of the reservoir? What if we can only observe parts of the reservoir? How does noise affect performance? What if we impose stricter neighboring rules, such as crystal structuring?</text:span></text:p>
      <text:p text:style-name="P10"/>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08T09:01:05.358200783</meta:creation-date>
    <dc:date>2019-09-08T13:08:57.126069767</dc:date>
    <meta:editing-duration>PT1H37M35S</meta:editing-duration>
    <meta:editing-cycles>39</meta:editing-cycles>
    <meta:generator>LibreOffice/6.1.5.2$Linux_X86_64 LibreOffice_project/10$Build-2</meta:generator>
    <meta:document-statistic meta:table-count="0" meta:image-count="0" meta:object-count="0" meta:page-count="1" meta:paragraph-count="8" meta:word-count="288" meta:character-count="2005" meta:non-whitespace-character-count="1724"/>
  </office:meta>
</office:document-meta>
</file>